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urier New" svg:font-family="'Courier New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6pt solid #d1d1d1"/>
      <style:text-properties fo:background-color="#ffffff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ffffff" fo:font-size="9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style:contextual-spacing="false" fo:padding="0in" fo:border="none"/>
    </style:style>
    <style:style style:name="P5" style:family="paragraph" style:parent-style-name="Preformatted_20_Text">
      <style:paragraph-properties fo:margin-top="0in" fo:margin-bottom="0in" style:contextual-spacing="false" fo:padding="0in" fo:border="none"/>
      <style:text-properties fo:font-variant="normal" fo:text-transform="none" fo:color="#000000" fo:letter-spacing="normal"/>
    </style:style>
    <style:style style:name="P6" style:family="paragraph" style:parent-style-name="Heading_20_1">
      <style:paragraph-properties fo:padding="0.0193in" fo:border="0.06pt solid #d1d1d1"/>
      <style:text-properties fo:font-variant="normal" fo:text-transform="none" fo:color="#656565" style:font-name="Arial" fo:font-size="12pt" fo:letter-spacing="normal" fo:font-style="normal" fo:background-color="#ffffff"/>
    </style:style>
    <style:style style:name="T1" style:family="text">
      <style:text-properties fo:font-size="9pt" fo:font-style="normal" fo:font-weight="normal"/>
    </style:style>
    <style:style style:name="T2" style:family="text">
      <style:text-properties fo:font-variant="normal" fo:text-transform="none" fo:color="#000000" fo:font-size="9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0000ff" style:text-line-through-style="none" style:font-name="Courier New" fo:font-size="9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Hf Thiefaine - La Fille Du Coupeur chords</text:h>
      <text:p text:style-name="P1"/>
      <text:p text:style-name="P1"><draw:frame draw:style-name="fr1" draw:name="graphics1" text:anchor-type="as-char" svg:width="0.7291in" svg:height="1.25in" draw:z-index="0"><draw:image xlink:href="http://www.partoch.com/tablature/img_chord.php?name=Am" xlink:type="simple" xlink:show="embed" xlink:actuate="onLoad"/></draw:frame><draw:frame draw:style-name="fr1" draw:name="graphics2" text:anchor-type="as-char" svg:width="0.7291in" svg:height="1.25in" draw:z-index="1"><draw:image xlink:href="http://www.partoch.com/tablature/img_chord.php?name=Em" xlink:type="simple" xlink:show="embed" xlink:actuate="onLoad"/></draw:frame><draw:frame draw:style-name="fr1" draw:name="graphics3" text:anchor-type="as-char" svg:width="0.7291in" svg:height="1.25in" draw:z-index="2"><draw:image xlink:href="http://www.partoch.com/tablature/img_chord.php?name=G" xlink:type="simple" xlink:show="embed" xlink:actuate="onLoad"/></draw:frame><draw:frame draw:style-name="fr1" draw:name="graphics4" text:anchor-type="as-char" svg:width="0.7291in" svg:height="1.25in" draw:z-index="3"><draw:image xlink:href="http://www.partoch.com/tablature/img_chord.php?name=C" xlink:type="simple" xlink:show="embed" xlink:actuate="onLoad"/></draw:frame><draw:frame draw:style-name="fr1" draw:name="graphics5" text:anchor-type="as-char" svg:width="0.7291in" svg:height="1.25in" draw:z-index="4"><draw:image xlink:href="http://www.partoch.com/tablature/img_chord.php?name=D" xlink:type="simple" xlink:show="embed" xlink:actuate="onLoad"/></draw:frame></text:p>
      <text:p text:style-name="Standard"/>
      <text:p text:style-name="P2"><text:span text:style-name="T2">Intro : <text:s/></text:span><text:bookmark text:name="ch1"/><text:a xlink:type="simple" xlink:href="http://www.guitaretab.com/h/hf-thiefaine/337835.html"><text:span text:style-name="T4">Em</text:span></text:a><text:span text:style-name="T2"> <text:s text:c="2"/></text:span><text:bookmark text:name="ch9"/><text:a xlink:type="simple" xlink:href="http://www.guitaretab.com/h/hf-thiefaine/337835.html"><text:span text:style-name="T4">D</text:span></text:a><text:span text:style-name="T2"> <text:s text:c="2"/></text:span><text:bookmark text:name="ch11"/><text:a xlink:type="simple" xlink:href="http://www.guitaretab.com/h/hf-thiefaine/337835.html"><text:span text:style-name="T4">C</text:span></text:a><text:span text:style-name="T2"> <text:s text:c="2"/></text:span><text:bookmark text:name="ch13"/><text:a xlink:type="simple" xlink:href="http://www.guitaretab.com/h/hf-thiefaine/337835.html"><text:span text:style-name="T4">G</text:span></text:a><text:span text:style-name="T2"> <text:s text:c="2"/></text:span><text:bookmark text:name="ch15"/><text:a xlink:type="simple" xlink:href="http://www.guitaretab.com/h/hf-thiefaine/337835.html"><text:span text:style-name="T4">Am</text:span></text:a><text:span text:style-name="T2"> <text:s text:c="2"/></text:span><text:bookmark text:name="ch2"/><text:a xlink:type="simple" xlink:href="http://www.guitaretab.com/h/hf-thiefaine/337835.html"><text:span text:style-name="T4">Em</text:span></text:a><text:span text:style-name="T2"> <text:s text:c="2"/></text:span><text:bookmark text:name="ch16"/><text:a xlink:type="simple" xlink:href="http://www.guitaretab.com/h/hf-thiefaine/337835.html"><text:span text:style-name="T4">Am</text:span></text:a><text:span text:style-name="T2"> <text:s text:c="2"/></text:span><text:bookmark text:name="ch3"/><text:a xlink:type="simple" xlink:href="http://www.guitaretab.com/h/hf-thiefaine/337835.html"><text:span text:style-name="T4">Em</text:span></text:a><text:span text:style-name="T2"> <text:s text:c="2"/></text:span><text:bookmark text:name="ch17"/><text:a xlink:type="simple" xlink:href="http://www.guitaretab.com/h/hf-thiefaine/337835.html"><text:span text:style-name="T4">Am</text:span></text:a><text:span text:style-name="T2"> <text:s text:c="2"/></text:span><text:bookmark text:name="ch4"/><text:a xlink:type="simple" xlink:href="http://www.guitaretab.com/h/hf-thiefaine/337835.html"><text:span text:style-name="T4">Em</text:span></text:a><text:span text:style-name="T2"> </text:span></text:p>
      <text:p text:style-name="P4"/>
      <text:p text:style-name="P4"/>
      <text:p text:style-name="P2"><text:span text:style-name="T3"><text:s/></text:span><text:bookmark text:name="ch5"/><text:a xlink:type="simple" xlink:href="http://www.guitaretab.com/h/hf-thiefaine/337835.html"><text:span text:style-name="T4">Em</text:span></text:a><text:span text:style-name="T2"> <text:s text:c="23"/></text:span><text:bookmark text:name="ch10"/><text:a xlink:type="simple" xlink:href="http://www.guitaretab.com/h/hf-thiefaine/337835.html"><text:span text:style-name="T4">D</text:span></text:a><text:span text:style-name="T2"> </text:span></text:p>
      <text:p text:style-name="P5"><text:s/><text:span text:style-name="T1">Elle descendait de la montagne</text:span></text:p>
      <text:p text:style-name="P2"><text:span text:style-name="T3"><text:s/></text:span><text:bookmark text:name="ch12"/><text:a xlink:type="simple" xlink:href="http://www.guitaretab.com/h/hf-thiefaine/337835.html"><text:span text:style-name="T4">C</text:span></text:a><text:span text:style-name="T2"> <text:s text:c="25"/></text:span><text:bookmark text:name="ch14"/><text:a xlink:type="simple" xlink:href="http://www.guitaretab.com/h/hf-thiefaine/337835.html"><text:span text:style-name="T4">G</text:span></text:a><text:span text:style-name="T2"> </text:span></text:p>
      <text:p text:style-name="P5"><text:s/><text:span text:style-name="T1">Sur un chariot chargé de paille</text:span></text:p>
      <text:p text:style-name="P2"><text:span text:style-name="T3"><text:s/></text:span><text:bookmark text:name="ch18"/><text:a xlink:type="simple" xlink:href="http://www.guitaretab.com/h/hf-thiefaine/337835.html"><text:span text:style-name="T4">Am</text:span></text:a><text:span text:style-name="T2"> <text:s text:c="24"/></text:span><text:bookmark text:name="ch6"/><text:a xlink:type="simple" xlink:href="http://www.guitaretab.com/h/hf-thiefaine/337835.html"><text:span text:style-name="T4">Em</text:span></text:a><text:span text:style-name="T2"> </text:span></text:p>
      <text:p text:style-name="P5"><text:s/><text:span text:style-name="T1">Sur un chariot chargé de foin</text:span></text:p>
      <text:p text:style-name="P2"><text:span text:style-name="T3"><text:s/></text:span><text:bookmark text:name="ch19"/><text:a xlink:type="simple" xlink:href="http://www.guitaretab.com/h/hf-thiefaine/337835.html"><text:span text:style-name="T4">Am</text:span></text:a><text:span text:style-name="T2"> <text:s text:c="23"/></text:span><text:bookmark text:name="ch7"/><text:a xlink:type="simple" xlink:href="http://www.guitaretab.com/h/hf-thiefaine/337835.html"><text:span text:style-name="T4">Em</text:span></text:a><text:span text:style-name="T2"> </text:span></text:p>
      <text:p text:style-name="P5"><text:s/><text:span text:style-name="T1">La fille du coupeur de joints</text:span></text:p>
      <text:p text:style-name="P2"><text:span text:style-name="T3"><text:s/></text:span><text:bookmark text:name="ch20"/><text:a xlink:type="simple" xlink:href="http://www.guitaretab.com/h/hf-thiefaine/337835.html"><text:span text:style-name="T4">Am</text:span></text:a><text:span text:style-name="T2"> <text:s text:c="23"/></text:span><text:bookmark text:name="ch8"/><text:a xlink:type="simple" xlink:href="http://www.guitaretab.com/h/hf-thiefaine/337835.html"><text:span text:style-name="T4">Em</text:span></text:a><text:span text:style-name="T2"> </text:span></text:p>
      <text:p text:style-name="P5"><text:s/><text:span text:style-name="T1">La fille du coupeur de joints</text:span></text:p>
      <text:p text:style-name="P4"/>
      <text:p text:style-name="P4"/>
      <text:p text:style-name="P5"><text:s/><text:span text:style-name="T1">Elle descendait de la montagne</text:span></text:p>
      <text:p text:style-name="P5"><text:s/><text:span text:style-name="T1">En chantant une chanson paillarde</text:span></text:p>
      <text:p text:style-name="P5"><text:s/><text:span text:style-name="T1">Une chanson de collégien</text:span></text:p>
      <text:p text:style-name="P5"><text:s/><text:span text:style-name="T1">La fille du coupeur de joints</text:span></text:p>
      <text:p text:style-name="P5"><text:s/><text:span text:style-name="T1">La fille du coupeur de joints</text:span></text:p>
      <text:p text:style-name="P3">[ Tab from: http://www.guitaretab.com/h/hf-thiefaine/337835.html ]</text:p>
      <text:p text:style-name="P5"><text:s/><text:span text:style-name="T1">Mais nous on était cinq chômeurs</text:span></text:p>
      <text:p text:style-name="P5"><text:s/><text:span text:style-name="T1">A se lamenter sur not'malheur</text:span></text:p>
      <text:p text:style-name="P5"><text:s/><text:span text:style-name="T1">En se disant qu'on se taperait bien</text:span></text:p>
      <text:p text:style-name="P5"><text:s/><text:span text:style-name="T1">La fille du coupeur de joints</text:span></text:p>
      <text:p text:style-name="P5"><text:s/><text:span text:style-name="T1">La fille du coupeur de joints</text:span></text:p>
      <text:p text:style-name="P4"/>
      <text:p text:style-name="P5"><text:s/><text:span text:style-name="T1">Elle descendait de la montagne</text:span></text:p>
      <text:p text:style-name="P5"><text:s/><text:span text:style-name="T1">V'là qu'elle nous voit vers les murailles</text:span></text:p>
      <text:p text:style-name="P5"><text:s/><text:span text:style-name="T1">Et qu'elle nous fait : coucou les gens !</text:span></text:p>
      <text:p text:style-name="P5"><text:s/><text:span text:style-name="T1">La fille du coupeur de joints</text:span></text:p>
      <text:p text:style-name="P5"><text:s/><text:span text:style-name="T1">La fille du coupeur de joints</text:span></text:p>
      <text:p text:style-name="P4"/>
      <text:p text:style-name="P5"><text:s/><text:span text:style-name="T1">Ben, v'là qu'elle nous prend par la taille</text:span></text:p>
      <text:p text:style-name="P5"><text:s/><text:span text:style-name="T1">Pis qu'elle nous emmène sur sa paille</text:span></text:p>
      <text:p text:style-name="P5"><text:s/><text:span text:style-name="T1">Elle nous fait le coup du zeppelin</text:span></text:p>
      <text:p text:style-name="P5"><text:s/><text:span text:style-name="T1">La fille du coupeur de joints</text:span></text:p>
      <text:p text:style-name="P5"><text:s/><text:span text:style-name="T1">La fille du coupeur de joints</text:span></text:p>
      <text:p text:style-name="P4"/>
      <text:p text:style-name="P5"><text:s/><text:span text:style-name="T1">Ben nous on était cinq chômeurs</text:span></text:p>
      <text:p text:style-name="P5"><text:s/><text:span text:style-name="T1">A se payer une tranche de bonheur</text:span></text:p>
      <text:p text:style-name="P5"><text:s/><text:span text:style-name="T1">Une tranche de tagada tsoin-tsoin</text:span></text:p>
      <text:p text:style-name="P5"><text:s/><text:span text:style-name="T1">La fille du coupeur de joints</text:span></text:p>
      <text:p text:style-name="P5"><text:s/><text:span text:style-name="T1">La fille du coupeur de joints</text:span></text:p>
      <text:p text:style-name="P4"/>
      <text:p text:style-name="P5"><text:soft-page-break/><text:s/><text:span text:style-name="T1">Quand on eut passé la ferraille</text:span></text:p>
      <text:p text:style-name="P5"><text:s/><text:span text:style-name="T1">Elle nous fit fumer de sa paille</text:span></text:p>
      <text:p text:style-name="P5"><text:s/><text:span text:style-name="T1">Sacré bon dieu que c'était bien</text:span></text:p>
      <text:p text:style-name="P5"><text:s/><text:span text:style-name="T1">La fille du coupeur de joints</text:span></text:p>
      <text:p text:style-name="P5"><text:s/><text:span text:style-name="T1">La fille du coupeur de joints</text:span></text:p>
      <text:p text:style-name="P4"/>
      <text:p text:style-name="P5"><text:s/><text:span text:style-name="T1">Plus question de chercher du travail</text:span></text:p>
      <text:p text:style-name="P5"><text:s/><text:span text:style-name="T1">On pédalait dans les nuages</text:span></text:p>
      <text:p text:style-name="P5"><text:s/><text:span text:style-name="T1">Au milieu des petits lapins</text:span></text:p>
      <text:p text:style-name="P5"><text:s/><text:span text:style-name="T1">La fille du coupeur de joints</text:span></text:p>
      <text:p text:style-name="P5"><text:s/><text:span text:style-name="T1">La fille du coupeur de joints</text:span></text:p>
      <text:p text:style-name="P4"/>
      <text:p text:style-name="P5"><text:s/><text:span text:style-name="T1">Elle descendait de la montagne</text:span></text:p>
      <text:p text:style-name="P5"><text:s/><text:span text:style-name="T1">En chantant une chanson paillarde</text:span></text:p>
      <text:p text:style-name="P5"><text:s/><text:span text:style-name="T1">Une chanson de collégien</text:span></text:p>
      <text:p text:style-name="P5"><text:s/><text:span text:style-name="T1">La fille du coupeur de joints</text:span></text:p>
      <text:p text:style-name="P5"><text:s/><text:span text:style-name="T1">La fille du coupeur de joints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Helvetica, sans-serif"/>
    <style:font-face style:name="Courier New" svg:font-family="'Courier New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5-10-02T12:57:18</meta:creation-date>
    <dc:date>2015-10-02T12:59:12</dc:date>
    <dc:creator>Gérald Reinhart</dc:creator>
    <meta:editing-duration>P0D</meta:editing-duration>
    <meta:editing-cycles>1</meta:editing-cycles>
    <meta:document-statistic meta:table-count="0" meta:image-count="5" meta:object-count="0" meta:page-count="2" meta:paragraph-count="54" meta:word-count="302" meta:character-count="1743" meta:non-whitespace-character-count="1301"/>
    <meta:generator>LibreOffice/4.0.4.2$Linux_X86_64 LibreOffice_project/400m0$Build-2</meta:generator>
  </office:meta>
</office:document-meta>
</file>